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onaco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4e8" officeooo:paragraph-rsid="001074e8"/>
    </style:style>
    <style:style style:name="P2" style:family="paragraph" style:parent-style-name="Standard">
      <style:text-properties fo:font-size="14pt" fo:font-weight="bold" officeooo:rsid="001074e8" officeooo:paragraph-rsid="001074e8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1d0b1" officeooo:paragraph-rsid="0011d0b1"/>
    </style:style>
    <style:style style:name="P4" style:family="paragraph" style:parent-style-name="Standard">
      <style:text-properties officeooo:rsid="0011e250" officeooo:paragraph-rsid="0011e250"/>
    </style:style>
    <style:style style:name="P5" style:family="paragraph" style:parent-style-name="Standard">
      <style:text-properties style:text-underline-style="solid" style:text-underline-width="auto" style:text-underline-color="font-color" officeooo:rsid="0013a2af" officeooo:paragraph-rsid="0013a2af"/>
    </style:style>
    <style:style style:name="P6" style:family="paragraph" style:parent-style-name="Standard">
      <style:text-properties style:text-underline-style="solid" style:text-underline-width="auto" style:text-underline-color="font-color" officeooo:rsid="0014b053" officeooo:paragraph-rsid="0014b053"/>
    </style:style>
    <style:style style:name="P7" style:family="paragraph" style:parent-style-name="Standard">
      <style:text-properties officeooo:paragraph-rsid="0013a2af"/>
    </style:style>
    <style:style style:name="P8" style:family="paragraph" style:parent-style-name="Standard">
      <style:text-properties officeooo:paragraph-rsid="0014b05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3a2af"/>
    </style:style>
    <style:style style:name="T5" style:family="text">
      <style:text-properties style:text-underline-style="none" fo:font-weight="bold" officeooo:rsid="0013a2af" style:font-weight-asian="bold" style:font-weight-complex="bold"/>
    </style:style>
    <style:style style:name="T6" style:family="text">
      <style:text-properties style:text-underline-style="none" fo:font-weight="bold" officeooo:rsid="0014b053" style:font-weight-asian="bold" style:font-weight-complex="bold"/>
    </style:style>
    <style:style style:name="T7" style:family="text">
      <style:text-properties style:text-underline-style="none" officeooo:rsid="0014b053"/>
    </style:style>
    <style:style style:name="T8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/>
    </style:style>
    <style:style style:name="T9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3a2af"/>
    </style:style>
    <style:style style:name="T10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4b0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Инструкция за разработка на система с роли за потребителски и административни права.</text:p>
      <text:p text:style-name="P1"/>
      <text:p text:style-name="P5">Списък с използвани библиотеки</text:p>
      <text:p text:style-name="P7"><text:span text:style-name="T5">bcrypt</text:span><text:span text:style-name="T4"> - </text:span><text:a xlink:type="simple" xlink:href="https://www.npmjs.com/package/bcrypt" text:style-name="Internet_20_link" text:visited-style-name="Visited_20_Internet_20_Link">https://www.npmjs.com/package/bcrypt</text:a><text:span text:style-name="T4"> - </text:span><text:span text:style-name="T8">npm </text:span><text:span text:style-name="T9">i</text:span><text:span text:style-name="T8"> bcrypt</text:span></text:p>
      <text:p text:style-name="P7"><text:span text:style-name="T5">body-parser </text:span><text:span text:style-name="T4">- </text:span><text:a xlink:type="simple" xlink:href="https://www.npmjs.com/package/body-parser" text:style-name="Internet_20_link" text:visited-style-name="Visited_20_Internet_20_Link">https://www.npmjs.com/package/body-parser</text:a><text:span text:style-name="T4"> - </text:span><text:span text:style-name="T8">npm </text:span><text:span text:style-name="T9">i</text:span><text:span text:style-name="T8"> body-parser</text:span></text:p>
      <text:p text:style-name="P8"><text:span text:style-name="T6">express</text:span><text:span text:style-name="T7"> - </text:span><text:a xlink:type="simple" xlink:href="https://www.npmjs.com/package/express" text:style-name="Internet_20_link" text:visited-style-name="Visited_20_Internet_20_Link">https://www.npmjs.com/package/express</text:a><text:span text:style-name="T7"> - </text:span><text:span text:style-name="T8">npm </text:span><text:span text:style-name="T10">i </text:span><text:span text:style-name="T8">express</text:span></text:p>
      <text:p text:style-name="P8"><text:span text:style-name="T6">mongoose</text:span><text:span text:style-name="T7"> - </text:span><text:a xlink:type="simple" xlink:href="https://www.npmjs.com/package/mongoose" text:style-name="Internet_20_link" text:visited-style-name="Visited_20_Internet_20_Link">https://www.npmjs.com/package/mongoose</text:a><text:span text:style-name="T7"> - </text:span><text:span text:style-name="T8">npm </text:span><text:span text:style-name="T10">i</text:span><text:span text:style-name="T8"> mongoose</text:span></text:p>
      <text:p text:style-name="P8"><text:span text:style-name="T6">jsonwebtoken</text:span><text:span text:style-name="T7"> - </text:span><text:a xlink:type="simple" xlink:href="https://www.npmjs.com/package/jsonwebtoken" text:style-name="Internet_20_link" text:visited-style-name="Visited_20_Internet_20_Link">https://www.npmjs.com/package/jsonwebtoken</text:a><text:span text:style-name="T7"> - </text:span><text:span text:style-name="T8">npm </text:span><text:span text:style-name="T10">i</text:span><text:span text:style-name="T8"> jsonwebtoken</text:span></text:p>
      <text:p text:style-name="P6"><text:span text:style-name="T3"/></text:p>
      <text:p text:style-name="P1"/>
      <text:p text:style-name="P3">Започваме с създаване на нов проект <text:span text:style-name="T1">npm init</text:span>. Той създава файл <text:span text:style-name="T1">package.json</text:span><text:span text:style-name="T2">. </text:span></text:p>
      <text:p text:style-name="P4"><text:span text:style-name="T2">Създаваме папки server и frontend. В папка server създаваме файл server.j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onaco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19:08:32.486236814</meta:creation-date>
    <dc:date>2025-03-02T20:11:18.799547532</dc:date>
    <meta:editing-duration>PT1H2M45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" meta:paragraph-count="9" meta:word-count="74" meta:character-count="607" meta:non-whitespace-character-count="541"/>
  </office:meta>
</office:document-meta>
</file>